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fo:min-height="3.075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left="0cm" fo:margin-right="0cm" fo:margin-top="0.42cm" fo:margin-bottom="0.35cm" fo:text-align="start" fo:text-indent="0cm" style:text-autospace="ideograph-alpha" style:punctuation-wrap="hanging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top="0.42cm" fo:margin-bottom="0.35cm"/>
      <style:text-properties fo:font-size="32pt" style:font-size-asian="32pt" style:font-size-complex="32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.373cm" fo:text-align="start" fo:text-indent="0cm" style:text-autospace="ideograph-alpha" style:punctuation-wrap="hanging"/>
      <style:text-properties fo:font-size="32pt" style:font-size-asian="32pt" style:font-size-complex="32pt"/>
    </style:style>
    <style:style style:name="P11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075cm" svg:x="1cm" svg:y="7.336cm" presentation:class="title" presentation:user-transformed="true">
          <draw:text-box>
            <text:p>Freely distributable tools for finding web vulnerabilitie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Tomáš Meravý Murári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escription</text:p>
          </draw:text-box>
        </draw:frame>
        <draw:frame presentation:style-name="pr5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1">Overview of web vulnerabilities and their classifications</text:span></text:p>
              </text:list-item>
              <text:list-item>
                <text:p text:style-name="P2"><text:span text:style-name="T1">Introduction to freely available web vulnerability scanners</text:span></text:p>
              </text:list-item>
              <text:list-item>
                <text:p text:style-name="P3"><text:span text:style-name="T1">Relevance of open-source tools in modern web security assessmen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ject Focus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2">Focus </text:span><text:span text:style-name="T1">Focus areas: SQL injection, hidden file detection, outdated </text:span><text:span text:style-name="T1">components</text:span></text:p>
              </text:list-item>
              <text:list-item>
                <text:p text:style-name="P2"><text:span text:style-name="T1">Importance of controlled testing environments for security research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WE-89 (SQLi)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<text:span text:style-name="T3">Typical causes: unsanitized user input concatenated into SQL, unsafe </text:span><text:span text:style-name="T3">ORM usage, dynamic query building without param binding.</text:span></text:p>
              </text:list-item>
              <text:list-item>
                <text:p text:style-name="P3"><text:span text:style-name="T1">Detection: injection payloads, error message analysis, blind/time-</text:span><text:span text:style-name="T1">based tests.</text:span></text:p>
              </text:list-item>
              <text:list-item>
                <text:p text:style-name="P3"><text:span text:style-name="T1">Impact: unauthorized data access, modification, authentication </text:span><text:span text:style-name="T1">bypas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WE-552 (Exposed Files)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<text:span text:style-name="T4">Typical causes: directory indexing enabled, predictable file </text:span><text:span text:style-name="T4">names, deployment artifacts left on server.</text:span></text:p>
              </text:list-item>
              <text:list-item>
                <text:p text:style-name="P2"><text:span text:style-name="T4">Detection: forced directory enumeration, public file checks, </text:span><text:span text:style-name="T4">crawling for common backup/hidden file names.</text:span></text:p>
              </text:list-item>
              <text:list-item>
                <text:p text:style-name="P2"><text:span text:style-name="T4">Impact: disclosure of secrets, config leakage, source code </text:span><text:span text:style-name="T4">exposur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 presentation:user-transformed="true">
          <draw:text-box>
            <text:p text:style-name="P5"><text:span text:style-name="T5">CWE-1104 (Unmaintained components)</text:span>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Typical causes: outdated dependencies, transitive libraries, lack of </text:span><text:span text:style-name="T1">dependency management.</text:span></text:p>
              </text:list-item>
              <text:list-item>
                <text:p text:style-name="P2"><text:span text:style-name="T1">Detection: static analysis of dependency manifests, CVE database </text:span><text:span text:style-name="T1">matching.</text:span></text:p>
              </text:list-item>
              <text:list-item>
                <text:p text:style-name="P2"><text:span text:style-name="T1">Impact: known exploits become trivially usable against app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 text:style-name="P7"><text:span text:style-name="T5">Requirements for Choosing Tools</text:span>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quirements for choosing tools</text:p>
                <text:list>
                  <text:list-item>
                    <text:p text:style-name="P8"><text:span text:style-name="T1">Coverage</text:span></text:p>
                  </text:list-item>
                  <text:list-item>
                    <text:p text:style-name="P8"><text:span text:style-name="T1">Popularity &amp; Community Support</text:span></text:p>
                  </text:list-item>
                  <text:list-item>
                    <text:p text:style-name="P8"><text:span text:style-name="T1">Reporting Features</text:span></text:p>
                  </text:list-item>
                  <text:list-item>
                    <text:p text:style-name="P8"><text:span text:style-name="T1">Open-source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 presentation:user-transformed="true">
          <draw:text-box>
            <text:p text:style-name="P7"><text:span text:style-name="T5">Tools used</text:span>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9"><text:span text:style-name="T1">W3af</text:span></text:p>
              </text:list-item>
              <text:list-item>
                <text:p text:style-name="P9"><text:span text:style-name="T1">Nikto</text:span></text:p>
              </text:list-item>
              <text:list-item>
                <text:p text:style-name="P9"><text:span text:style-name="T1">Wapiti </text:span></text:p>
              </text:list-item>
              <text:list-item>
                <text:p text:style-name="P9"><text:span text:style-name="T1">Vega </text:span></text:p>
              </text:list-item>
              <text:list-item>
                <text:p text:style-name="P9"><text:span text:style-name="T1">Grabber</text:span></text:p>
              </text:list-item>
              <text:list-item>
                <text:p text:style-name="P9"><text:span text:style-name="T1">Dirsearch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 presentation:user-transformed="true">
          <draw:text-box>
            <text:list text:style-name="L2">
              <text:list-item>
                <text:p text:style-name="P10"><text:span text:style-name="T5">Comparison Between General-Purpose and Specialized Tools</text:span></text:p>
              </text:list-item>
            </text:list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1"><text:span text:style-name="T1">General-Purpose Tools(w3af, Nikto, Wapiti, Vega, Grabber)</text:span></text:p>
                <text:list>
                  <text:list-item>
                    <text:p text:style-name="P12"><text:span text:style-name="T1">Broad vulnerability coverage</text:span></text:p>
                  </text:list-item>
                  <text:list-item>
                    <text:p text:style-name="P12"><text:span text:style-name="T1">Multiple scanning modules and plugins</text:span></text:p>
                  </text:list-item>
                  <text:list-item>
                    <text:p text:style-name="P12"><text:span text:style-name="T1">Require more configuration and time</text:span></text:p>
                  </text:list-item>
                  <text:list-item>
                    <text:p text:style-name="P12"><text:span text:style-name="T1">Great for overall assessment and reporting</text:span></text:p>
                  </text:list-item>
                </text:list>
              </text:list-item>
              <text:list-item>
                <text:p text:style-name="P11"><text:span text:style-name="T1">Specialized Tools (Dirsearch)</text:span></text:p>
                <text:list>
                  <text:list-item>
                    <text:p text:style-name="P12"><text:span text:style-name="T1">Focused on one vulnerability type</text:span></text:p>
                  </text:list-item>
                  <text:list-item>
                    <text:p text:style-name="P12"><text:span text:style-name="T1">Simple, fast, and efficient</text:span></text:p>
                  </text:list-item>
                  <text:list-item>
                    <text:p text:style-name="P12"><text:span text:style-name="T1">Provide deeper, more precise results</text:span></text:p>
                  </text:list-item>
                  <text:list-item>
                    <text:p text:style-name="P12"><text:span text:style-name="T1">Best for targeted testing and validation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ject plan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ests</text:p>
              </text:list-item>
              <text:list-item>
                <text:p>Testing Targets</text:p>
                <text:list>
                  <text:list-item>
                    <text:p>Custom simple vulnerable website</text:p>
                  </text:list-item>
                  <text:list-item>
                    <text:p>Custom laravel website</text:p>
                  </text:list-item>
                  <text:list-item>
                    <text:p>DVW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lans for Project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Environment setup</text:p>
              </text:list-item>
              <text:list-item>
                <text:p>Tool setup</text:p>
              </text:list-item>
              <text:list-item>
                <text:p>Optimal too configuration resear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20:22:22.374108760</meta:creation-date>
    <dc:description>This work is licensed under a Creative Commons 0 License.
It makes use of the works of Jun NOGATA.</dc:description>
    <meta:generator>LibreOffice/25.2.7.2$Linux_X86_64 LibreOffice_project/520$Build-2</meta:generator>
    <dc:title>Midnightblue</dc:title>
    <meta:editing-duration>PT1H1M10S</meta:editing-duration>
    <meta:editing-cycles>5</meta:editing-cycles>
    <dc:date>2025-11-03T18:04:54.746037926</dc:date>
    <meta:document-statistic meta:object-count="94"/>
  </office:meta>
</office:document-meta>
</file>